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5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stroke="solid" svg:stroke-color="#000000" draw:fill="none" draw:fill-color="#ffffff" fo:min-height="1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gr36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40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6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6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4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9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0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1" draw:text-style-name="P1" draw:layer="layout" svg:x1="22.844cm" svg:y1="38.338cm" svg:x2="22.844cm" svg:y2="41.894cm">
          <text:p/>
        </draw:line>
        <draw:connector draw:style-name="gr32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7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6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6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6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6" draw:text-style-name="P20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0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21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0" draw:text-style-name="P21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0" draw:text-style-name="P21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0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0" draw:text-style-name="P21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0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0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0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0" draw:text-style-name="P21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0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0" draw:text-style-name="P21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0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1:01.575621502</dc:date>
    <meta:editing-duration>P1DT39M2S</meta:editing-duration>
    <meta:editing-cycles>91</meta:editing-cycles>
    <meta:generator>LibreOffice/6.0.6.2$Linux_X86_64 LibreOffice_project/00m0$Build-2</meta:generator>
    <meta:document-statistic meta:object-count="184"/>
  </office:meta>
</office:document-meta>
</file>